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666666" draw:marker-start="" draw:marker-start-width="0.206cm" draw:marker-start-center="false" draw:marker-end="" draw:marker-end-width="0.206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666666" draw:marker-start="" draw:marker-start-width="0.213cm" draw:marker-start-center="false" draw:marker-end="" draw:marker-end-width="0.213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666666" draw:marker-start="" draw:marker-start-width="0.192cm" draw:marker-start-center="false" draw:marker-end="" draw:marker-end-width="0.192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2323dc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2323dc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2323dc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1" style:family="text"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T2" style:family="text">
      <style:text-properties fo:color="#2323dc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106cm" svg:y1="13.738cm" svg:x2="10.106cm" svg:y2="16.537cm">
            <text:p/>
          </draw:line>
          <draw:line draw:style-name="gr2" draw:text-style-name="P1" draw:layer="layout" svg:x1="10.457cm" svg:y1="13.738cm" svg:x2="10.457cm" svg:y2="16.537cm">
            <text:p/>
          </draw:line>
          <draw:line draw:style-name="gr2" draw:text-style-name="P1" draw:layer="layout" svg:x1="10.807cm" svg:y1="13.738cm" svg:x2="10.807cm" svg:y2="16.537cm">
            <text:p/>
          </draw:line>
          <draw:line draw:style-name="gr2" draw:text-style-name="P1" draw:layer="layout" svg:x1="11.158cm" svg:y1="13.738cm" svg:x2="11.158cm" svg:y2="16.537cm">
            <text:p/>
          </draw:line>
          <draw:line draw:style-name="gr2" draw:text-style-name="P1" draw:layer="layout" svg:x1="11.508cm" svg:y1="13.738cm" svg:x2="11.508cm" svg:y2="16.537cm">
            <text:p/>
          </draw:line>
          <draw:line draw:style-name="gr1" draw:text-style-name="P1" draw:layer="layout" svg:x1="11.86cm" svg:y1="13.738cm" svg:x2="11.86cm" svg:y2="16.537cm">
            <text:p/>
          </draw:line>
          <draw:line draw:style-name="gr2" draw:text-style-name="P1" draw:layer="layout" svg:x1="10.106cm" svg:y1="13.738cm" svg:x2="11.86cm" svg:y2="13.738cm">
            <text:p/>
          </draw:line>
          <draw:line draw:style-name="gr2" draw:text-style-name="P1" draw:layer="layout" svg:x1="10.106cm" svg:y1="14.084cm" svg:x2="11.86cm" svg:y2="14.084cm">
            <text:p/>
          </draw:line>
          <draw:line draw:style-name="gr2" draw:text-style-name="P1" draw:layer="layout" svg:x1="10.106cm" svg:y1="14.437cm" svg:x2="11.86cm" svg:y2="14.437cm">
            <text:p/>
          </draw:line>
          <draw:line draw:style-name="gr1" draw:text-style-name="P1" draw:layer="layout" svg:x1="10.106cm" svg:y1="14.788cm" svg:x2="11.86cm" svg:y2="14.788cm">
            <text:p/>
          </draw:line>
          <draw:line draw:style-name="gr2" draw:text-style-name="P1" draw:layer="layout" svg:x1="10.106cm" svg:y1="15.137cm" svg:x2="11.86cm" svg:y2="15.137cm">
            <text:p/>
          </draw:line>
          <draw:line draw:style-name="gr2" draw:text-style-name="P1" draw:layer="layout" svg:x1="10.106cm" svg:y1="15.487cm" svg:x2="11.86cm" svg:y2="15.487cm">
            <text:p/>
          </draw:line>
          <draw:line draw:style-name="gr2" draw:text-style-name="P1" draw:layer="layout" svg:x1="10.106cm" svg:y1="15.834cm" svg:x2="11.86cm" svg:y2="15.834cm">
            <text:p/>
          </draw:line>
          <draw:line draw:style-name="gr2" draw:text-style-name="P1" draw:layer="layout" svg:x1="10.106cm" svg:y1="16.185cm" svg:x2="11.86cm" svg:y2="16.185cm">
            <text:p/>
          </draw:line>
          <draw:line draw:style-name="gr1" draw:text-style-name="P1" draw:layer="layout" svg:x1="10.106cm" svg:y1="16.536cm" svg:x2="11.86cm" svg:y2="16.536cm">
            <text:p/>
          </draw:line>
          <draw:line draw:style-name="gr3" draw:text-style-name="P1" draw:layer="layout" svg:x1="10.106cm" svg:y1="16.536cm" svg:x2="10.176cm" svg:y2="16.536cm">
            <text:p/>
          </draw:line>
          <draw:line draw:style-name="gr4" draw:text-style-name="P2" draw:layer="layout" svg:x1="10.103cm" svg:y1="15.13cm" svg:x2="11.863cm" svg:y2="15.13cm">
            <text:p/>
          </draw:line>
          <draw:frame draw:style-name="gr5" draw:text-style-name="P4" draw:layer="layout" svg:width="0.396cm" svg:height="0.38cm" svg:x="10.147cm" svg:y="15.153cm">
            <draw:text-box>
              <text:p text:style-name="P3"><text:span text:style-name="T1">d</text:span></text:p>
            </draw:text-box>
          </draw:frame>
          <draw:line draw:style-name="gr6" draw:text-style-name="P2" draw:layer="layout" svg:x1="10.735cm" svg:y1="14.017cm" svg:x2="10.875cm" svg:y2="14.157cm">
            <text:p/>
          </draw:line>
          <draw:line draw:style-name="gr6" draw:text-style-name="P2" draw:layer="layout" svg:x1="10.735cm" svg:y1="14.157cm" svg:x2="10.875cm" svg:y2="14.017cm">
            <text:p/>
          </draw:line>
          <draw:frame draw:style-name="gr7" draw:text-style-name="P5" draw:layer="layout" svg:width="0.354cm" svg:height="0.38cm" svg:x="10.569cm" svg:y="13.758cm">
            <draw:text-box>
              <text:p text:style-name="P3"><text:span text:style-name="T2">A</text:span></text:p>
            </draw:text-box>
          </draw:frame>
          <draw:line draw:style-name="gr6" draw:text-style-name="P2" draw:layer="layout" svg:x1="10.738cm" svg:y1="15.743cm" svg:x2="10.878cm" svg:y2="15.883cm">
            <text:p/>
          </draw:line>
          <draw:line draw:style-name="gr6" draw:text-style-name="P2" draw:layer="layout" svg:x1="10.738cm" svg:y1="15.883cm" svg:x2="10.878cm" svg:y2="15.743cm">
            <text:p/>
          </draw:line>
          <draw:frame draw:style-name="gr7" draw:text-style-name="P5" draw:layer="layout" svg:width="0.352cm" svg:height="0.38cm" svg:x="10.899cm" svg:y="15.83cm">
            <draw:text-box>
              <text:p text:style-name="P3"><text:span text:style-name="T2">B</text:span></text:p>
            </draw:text-box>
          </draw:frame>
          <draw:line draw:style-name="gr6" draw:text-style-name="P2" draw:layer="layout" svg:x1="10.816cm" svg:y1="14.061cm" svg:x2="10.816cm" svg:y2="15.80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48:26.737679402</meta:creation-date>
    <dc:date>2018-04-17T15:48:46.995318518</dc:date>
    <meta:editing-duration>PT20S</meta:editing-duration>
    <meta:editing-cycles>1</meta:editing-cycles>
    <meta:document-statistic meta:object-count="26"/>
    <meta:generator>LibreOffice/6.0.0.3$MacOSX_X86_64 LibreOffice_project/64a0f66915f38c6217de274f0aa8e15618924765</meta:generator>
  </office:meta>
</office:document-meta>
</file>